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13208" officeooo:paragraph-rsid="00013208"/>
    </style:style>
    <style:style style:name="P2" style:family="paragraph" style:parent-style-name="Standard">
      <style:text-properties fo:language="pt" fo:country="PT" fo:font-weight="bold" officeooo:rsid="00013208" officeooo:paragraph-rsid="00013208" style:font-weight-asian="bold" style:font-weight-complex="bold"/>
    </style:style>
    <style:style style:name="P3" style:family="paragraph" style:parent-style-name="Standard">
      <style:text-properties fo:language="pt" fo:country="PT" officeooo:rsid="0002eec1" officeooo:paragraph-rsid="0002eec1"/>
    </style:style>
    <style:style style:name="P4" style:family="paragraph" style:parent-style-name="Standard" style:list-style-name="L1">
      <style:text-properties fo:language="pt" fo:country="PT" officeooo:rsid="0002eec1" officeooo:paragraph-rsid="0002eec1"/>
    </style:style>
    <style:style style:name="P5" style:family="paragraph" style:parent-style-name="Standard" style:list-style-name="L1">
      <style:text-properties fo:language="pt" fo:country="PT" officeooo:rsid="00031726" officeooo:paragraph-rsid="00031726"/>
    </style:style>
    <style:style style:name="P6" style:family="paragraph" style:parent-style-name="Standard" style:list-style-name="L1">
      <style:text-properties fo:language="pt" fo:country="PT" officeooo:rsid="0004693f" officeooo:paragraph-rsid="0004693f"/>
    </style:style>
    <style:style style:name="P7" style:family="paragraph" style:parent-style-name="Standard">
      <style:text-properties fo:language="pt" fo:country="PT" officeooo:rsid="0004693f" officeooo:paragraph-rsid="0004693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469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GP (Border Gateway Protocol)</text:p>
      <text:p text:style-name="P1"/>
      <text:p text:style-name="P1">Protocolos de encaminhamento interior (RIP, OSPF)</text:p>
      <text:p text:style-name="P1">→ Dentro de um sistema autónomo (AS)</text:p>
      <text:p text:style-name="P1">→ Rede controlada por uma entidade administrativa.</text:p>
      <text:p text:style-name="P1"/>
      <text:p text:style-name="P2">Protocolo de encaminhamento exterior (BGPv4)</text:p>
      <text:p text:style-name="P1">→ Entre AS (Autonomous Systems)</text:p>
      <text:p text:style-name="P1">→ Enquanto os protocolos que estudamos até agora usam métricas técnicas (RIP - nº de saltos, OSPF - velocidade ligações) o BGP usa políticas de encaminhamento. (Por exemplo as rotas com origem na china não podem passar nos USA)</text:p>
      <text:p text:style-name="P1"/>
      <text:p text:style-name="P3">Internamente pode usar-se o protocolo OSPF e liga-se ao mundo utilizando BGP</text:p>
      <text:p text:style-name="P3"/>
      <text:p text:style-name="P7">EBGP – External BGP</text:p>
      <text:p text:style-name="P7">IBGP – Internal BGP</text:p>
      <text:p text:style-name="P1"/>
      <text:p text:style-name="P3">Tipos de Ass</text:p>
      <text:p text:style-name="P3"/>
      <text:list xml:id="list933706078" text:style-name="L1">
        <text:list-item>
          <text:p text:style-name="P4">Single Homed AS → tem uma ligação à Internet</text:p>
        </text:list-item>
        <text:list-item>
          <text:p text:style-name="P5"><text:span text:style-name="T1">Multihomed Nostransit AS</text:span> → Tem diversas ligações à Internet e pode implementar <text:span text:style-name="T2">políticas de encaminhamento.</text:span></text:p>
        </text:list-item>
        <text:list-item>
          <text:p text:style-name="P6"><text:span text:style-name="T1">Multihomed Transit AS </text:span>→ Tem diversas ligações à Internet e está disposto a encaminhar tráfego com origem e destino fora do seu A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4-23T19:12:30.067000000</dc:date>
    <meta:editing-duration>PT29M42S</meta:editing-duration>
    <meta:editing-cycles>1</meta:editing-cycles>
    <meta:document-statistic meta:table-count="0" meta:image-count="0" meta:object-count="0" meta:page-count="1" meta:paragraph-count="14" meta:word-count="144" meta:character-count="876" meta:non-whitespace-character-count="747"/>
  </office:meta>
</office:document-meta>
</file>